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MR10" svg:font-family="CMR10"/>
    <style:font-face style:name="CMTT10" svg:font-family="CMTT10"/>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2pt" style:font-name-asian="CMR10" style:font-size-asian="12pt" style:font-name-complex="CMR10" style:font-size-complex="12pt"/>
    </style:style>
    <style:style style:name="P2" style:family="paragraph" style:parent-style-name="Standard">
      <style:text-properties style:font-name="CMTT10" fo:font-size="11pt" style:font-name-asian="CMTT10" style:font-size-asian="11pt" style:font-name-complex="CMTT10" style:font-size-complex="11pt"/>
    </style:style>
    <style:style style:name="P3" style:family="paragraph" style:parent-style-name="Standard" style:list-style-name="L1">
      <style:text-properties style:font-name="Times New Roman" fo:font-size="12pt" style:font-name-asian="CMTT10" style:font-size-asian="12pt" style:font-name-complex="CMTT10" style:font-size-complex="12pt"/>
    </style:style>
    <style:style style:name="P4" style:family="paragraph" style:parent-style-name="Standard" style:list-style-name="L2">
      <style:text-properties style:font-name="Times New Roman" fo:font-size="12pt" style:font-name-asian="CMTT10" style:font-size-asian="12pt" style:font-name-complex="CMTT10" style:font-size-complex="12pt"/>
    </style:style>
    <style:style style:name="P5" style:family="paragraph" style:parent-style-name="Standard" style:list-style-name="L1">
      <style:text-properties style:font-name="Times New Roman" fo:font-size="12pt" officeooo:rsid="000a40d8" officeooo:paragraph-rsid="000a40d8" style:font-name-asian="CMTT10" style:font-size-asian="12pt" style:font-name-complex="CMTT10" style:font-size-complex="12pt"/>
    </style:style>
    <style:style style:name="P6" style:family="paragraph" style:parent-style-name="Standard">
      <style:text-properties style:font-name="Times New Roman" fo:font-size="12pt" officeooo:rsid="000a40d8" officeooo:paragraph-rsid="000a40d8" style:font-name-asian="CMTT10" style:font-size-asian="12pt" style:font-name-complex="CMTT10" style:font-size-complex="12pt"/>
    </style:style>
    <style:style style:name="P7" style:family="paragraph" style:parent-style-name="Standard">
      <style:text-properties style:font-name="Times New Roman" fo:font-size="12pt" officeooo:rsid="000b70dd" officeooo:paragraph-rsid="000b70dd" style:font-name-asian="CMTT10" style:font-size-asian="12pt" style:font-name-complex="CMTT10" style:font-size-complex="12pt"/>
    </style:style>
    <style:style style:name="P8" style:family="paragraph" style:parent-style-name="Standard" style:list-style-name="L1">
      <style:text-properties style:font-name="Times New Roman" fo:font-size="12pt" officeooo:rsid="000cce88" officeooo:paragraph-rsid="000cce88" style:font-name-asian="CMTT10" style:font-size-asian="12pt" style:font-name-complex="CMTT10" style:font-size-complex="12pt"/>
    </style:style>
    <style:style style:name="P9" style:family="paragraph" style:parent-style-name="Standard">
      <style:text-properties style:font-name="Times New Roman" fo:font-size="12pt" style:font-name-asian="CMR10" style:font-size-asian="12pt" style:font-name-complex="CMR10" style:font-size-complex="12pt"/>
    </style:style>
    <style:style style:name="P10" style:family="paragraph" style:parent-style-name="Standard" style:list-style-name="L1">
      <style:text-properties style:font-name="Times New Roman" fo:font-size="12pt" style:font-name-asian="CMR10" style:font-size-asian="12pt" style:font-name-complex="CMR10" style:font-size-complex="12pt"/>
    </style:style>
    <style:style style:name="P11" style:family="paragraph" style:parent-style-name="Standard" style:list-style-name="L2">
      <style:text-properties style:font-name="Times New Roman" fo:font-size="12pt" style:font-name-asian="CMR10" style:font-size-asian="12pt" style:font-name-complex="CMR10" style:font-size-complex="12pt"/>
    </style:style>
    <style:style style:name="P12" style:family="paragraph" style:parent-style-name="Standard" style:list-style-name="L3">
      <style:text-properties style:font-name="Times New Roman" fo:font-size="12pt" style:font-name-asian="CMR10" style:font-size-asian="12pt" style:font-name-complex="CMR10" style:font-size-complex="12pt"/>
    </style:style>
    <style:style style:name="P13" style:family="paragraph" style:parent-style-name="Standard">
      <style:text-properties style:font-name="Times New Roman" fo:font-size="12pt" officeooo:paragraph-rsid="000a40d8" style:font-name-asian="CMR10" style:font-size-asian="12pt" style:font-name-complex="CMR10" style:font-size-complex="12pt"/>
    </style:style>
    <style:style style:name="P14" style:family="paragraph" style:parent-style-name="Standard" style:list-style-name="L2">
      <style:text-properties style:font-name="Times New Roman" fo:font-size="12pt" officeooo:rsid="000b70dd" officeooo:paragraph-rsid="000b70dd" style:font-name-asian="CMR10" style:font-size-asian="12pt" style:font-name-complex="CMR10" style:font-size-complex="12pt"/>
    </style:style>
    <style:style style:name="P15" style:family="paragraph" style:parent-style-name="Standard" style:list-style-name="L3">
      <style:text-properties style:font-name="Times New Roman" fo:font-size="12pt" fo:font-style="normal" style:font-name-asian="CMR10" style:font-size-asian="12pt" style:font-style-asian="normal" style:font-name-complex="CMR10" style:font-size-complex="12pt" style:font-style-complex="normal"/>
    </style:style>
    <style:style style:name="P16" style:family="paragraph" style:parent-style-name="Standard">
      <style:text-properties style:font-name="Times New Roman" fo:font-size="12pt" fo:font-weight="bold" style:font-name-asian="CMTT10" style:font-size-asian="12pt" style:font-weight-asian="bold" style:font-name-complex="CMTT10" style:font-size-complex="12pt" style:font-weight-complex="bold"/>
    </style:style>
    <style:style style:name="P17" style:family="paragraph" style:parent-style-name="Standard">
      <style:text-properties style:font-name="Times New Roman" fo:font-size="12pt" fo:font-weight="bold" officeooo:paragraph-rsid="000a40d8" style:font-name-asian="CMTT10" style:font-size-asian="12pt" style:font-weight-asian="bold" style:font-name-complex="CMTT10" style:font-size-complex="12pt" style:font-weight-complex="bold"/>
    </style:style>
    <style:style style:name="P18" style:family="paragraph" style:parent-style-name="Standard">
      <style:text-properties style:font-name="Times New Roman" fo:font-size="12pt" fo:font-weight="bold" officeooo:paragraph-rsid="000cce88" style:font-name-asian="CMTT10" style:font-size-asian="12pt" style:font-weight-asian="bold" style:font-name-complex="CMTT10" style:font-size-complex="12pt" style:font-weight-complex="bold"/>
    </style:style>
    <style:style style:name="P19" style:family="paragraph" style:parent-style-name="Standard">
      <style:text-properties style:font-name="Times New Roman" fo:font-size="12pt" fo:font-weight="bold" style:font-name-asian="CMR10" style:font-size-asian="12pt" style:font-weight-asian="bold" style:font-name-complex="CMR10" style:font-size-complex="12pt" style:font-weight-complex="bold"/>
    </style:style>
    <style:style style:name="P20" style:family="paragraph" style:parent-style-name="Standard">
      <style:text-properties style:font-name="Times New Roman" fo:font-size="12pt" fo:font-style="italic" fo:font-weight="normal" officeooo:paragraph-rsid="000a40d8" style:font-name-asian="CMTT10" style:font-size-asian="12pt" style:font-style-asian="italic" style:font-weight-asian="normal" style:font-name-complex="CMTT10" style:font-size-complex="12pt" style:font-style-complex="italic" style:font-weight-complex="normal"/>
    </style:style>
    <style:style style:name="P21" style:family="paragraph" style:parent-style-name="Standard">
      <style:text-properties style:font-name="Times New Roman" fo:font-size="12pt" fo:font-style="italic" fo:font-weight="normal" officeooo:paragraph-rsid="000cce88" style:font-name-asian="CMTT10" style:font-size-asian="12pt" style:font-style-asian="italic" style:font-weight-asian="normal" style:font-name-complex="CMTT10" style:font-size-complex="12pt" style:font-style-complex="italic" style:font-weight-complex="normal"/>
    </style:style>
    <style:style style:name="P22" style:family="paragraph" style:parent-style-name="Standard">
      <style:text-properties style:font-name="Times New Roman" fo:font-size="12pt" fo:font-style="italic" style:font-name-asian="CMR10" style:font-size-asian="12pt" style:font-style-asian="italic" style:font-name-complex="CMR10" style:font-size-complex="12pt" style:font-style-complex="italic"/>
    </style:style>
    <style:style style:name="P23" style:family="paragraph" style:parent-style-name="Standard" style:list-style-name="L1">
      <style:text-properties style:font-name="Times New Roman" fo:font-size="10pt" officeooo:rsid="000a40d8" officeooo:paragraph-rsid="000a40d8" style:font-name-asian="CMTT10" style:font-size-asian="10pt" style:font-name-complex="CMTT10" style:font-size-complex="10pt"/>
    </style:style>
    <style:style style:name="P24" style:family="paragraph" style:parent-style-name="Standard">
      <style:text-properties style:font-name="Times New Roman" fo:font-size="10pt" officeooo:rsid="000a40d8" officeooo:paragraph-rsid="000a40d8" style:font-name-asian="CMTT10" style:font-size-asian="10pt" style:font-name-complex="CMTT10" style:font-size-complex="10pt"/>
    </style:style>
    <style:style style:name="P2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6" style:family="paragraph" style:parent-style-name="Standard">
      <style:text-properties style:text-underline-style="solid" style:text-underline-width="auto" style:text-underline-color="font-color"/>
    </style:style>
    <style:style style:name="P27" style:family="paragraph" style:parent-style-name="Standard">
      <style:text-properties style:text-underline-style="none" fo:font-weight="bold" style:font-weight-asian="bold" style:font-weight-complex="bold"/>
    </style:style>
    <style:style style:name="P28" style:family="paragraph" style:parent-style-name="Table_20_Contents">
      <style:text-properties style:font-name="Times New Roman" fo:font-size="12pt" officeooo:rsid="000a40d8" officeooo:paragraph-rsid="000a40d8" style:font-name-asian="CMTT10" style:font-size-asian="12pt" style:font-name-complex="CMTT10" style:font-size-complex="12pt"/>
    </style:style>
    <style:style style:name="P29" style:family="paragraph" style:parent-style-name="Table_20_Contents">
      <style:text-properties style:font-name="Times New Roman" fo:font-size="12pt" officeooo:rsid="000b70dd" officeooo:paragraph-rsid="000b70dd" style:font-name-asian="CMTT10" style:font-size-asian="12pt" style:font-name-complex="CMTT10" style:font-size-complex="12pt"/>
    </style:style>
    <style:style style:name="T1" style:family="text">
      <style:text-properties style:font-name="Times New Roman" fo:font-size="11pt" style:font-name-asian="CMTT10" style:font-size-asian="11pt" style:font-name-complex="CMTT10" style:font-size-complex="11pt"/>
    </style:style>
    <style:style style:name="T2" style:family="text">
      <style:text-properties fo:font-style="italic" style:font-style-asian="italic" style:font-style-complex="italic"/>
    </style:style>
    <style:style style:name="T3" style:family="text">
      <style:text-properties fo:font-style="italic" officeooo:rsid="000b0c12"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b0c12" style:font-style-asian="normal" style:font-style-complex="normal"/>
    </style:style>
    <style:style style:name="T6" style:family="text">
      <style:text-properties officeooo:rsid="000a40d8"/>
    </style:style>
    <style:style style:name="T7" style:family="text">
      <style:text-properties officeooo:rsid="000b70dd"/>
    </style:style>
    <style:style style:name="T8" style:family="text">
      <style:text-properties officeooo:rsid="000cce8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Installationsanleitung <text:span text:style-name="T6">AAE Theme + AAE Modul</text:span></text:p>
      <text:p text:style-name="Standard"/>
      <text:p text:style-name="Standard"/>
      <text:p text:style-name="P27">1 <text:tab/>Voraussetzungen</text:p>
      <text:p text:style-name="P26"/>
      <text:p text:style-name="Standard">Eine lauffähige Version von Drupal 7, empfohlen wird Drupal 7.37. Eine Beschreibung der Installation sowie der Download findet sich unter <text:a xlink:type="simple" xlink:href="https://www.drupal.org/start" text:style-name="Internet_20_link" text:visited-style-name="Visited_20_Internet_20_Link"><text:span text:style-name="T1">https://www.drupal.org/start</text:span></text:a></text:p>
      <text:p text:style-name="P2"/>
      <text:p text:style-name="P16">2 <text:tab/>aae_theme</text:p>
      <text:p text:style-name="P16"/>
      <text:p text:style-name="P20"><text:s text:c="5"/><text:span text:style-name="T6">1. Installation:</text:span></text:p>
      <text:p text:style-name="P17"/>
      <text:list xml:id="list41624990226429910" text:style-name="L1">
        <text:list-item>
          <text:p text:style-name="P3">Der Ordner „aae_theme“ muss in der Drupalinstanz in den Ordner „/drupal/sites/all/themes“ kopiert werden</text:p>
        </text:list-item>
        <text:list-item>
          <text:p text:style-name="P10">Auf der Drupalseite einloggen mit dem bei der Installation erstellten Administrator Account und unter „Appearence“ das Theme „AAE“ suchen und mit Klick auf „Enable and set default“ aktivieren.</text:p>
        </text:list-item>
      </text:list>
      <text:p text:style-name="P1"/>
      <text:p text:style-name="P22"><text:span text:style-name="T6"><text:s text:c="5"/>2. Anpassen:</text:span></text:p>
      <text:p text:style-name="P22"/>
      <text:list xml:id="list163011105939996" text:continue-numbering="true" text:style-name="L1">
        <text:list-item>
          <text:p text:style-name="P5">Wiederkehrende Elemente wie das Menü (im Header &amp; Footer) oder d<text:span text:style-name="T7">ie</text:span> Short-Info-Leiste (im Footer) werden in Drupal als „Block“ (!=Blog :D) verwaltet und angezeigt. Diese werden <text:span text:style-name="T7">wie </text:span>im <text:span text:style-name="T7">F</text:span>olgenden angelegt:</text:p>
          <text:p text:style-name="P5"/>
          <text:p text:style-name="P5">- <text:s/>Als Administrator im Backend <text:span text:style-name="T2">Structure &gt; Blocks</text:span> öffnen. Klick auf <text:span text:style-name="T2">„add new block“. </text:span><text:span text:style-name="T4">Eingabe folgender Daten, dann bestätigen:</text:span></text:p>
          <text:p text:style-name="P5"><text:span text:style-name="T2"><text:s text:c="3"/></text:span></text:p>
        </text:list-item>
      </text:list>
      <table:table table:name="Tabelle1" table:style-name="Tabelle1">
        <table:table-column table:style-name="Tabelle1.A" table:number-columns-repeated="2"/>
        <table:table-row>
          <table:table-cell table:style-name="Tabelle1.A1" office:value-type="string">
            <text:p text:style-name="P28">Titel</text:p>
          </table:table-cell>
          <table:table-cell table:style-name="Tabelle1.B1" office:value-type="string">
            <text:p text:style-name="P28">&lt;none&gt;</text:p>
          </table:table-cell>
        </table:table-row>
        <table:table-row>
          <table:table-cell table:style-name="Tabelle1.A2" office:value-type="string">
            <text:p text:style-name="P28">Description</text:p>
          </table:table-cell>
          <table:table-cell table:style-name="Tabelle1.B2" office:value-type="string">
            <text:p text:style-name="P28">Short-Info-Leiste</text:p>
          </table:table-cell>
        </table:table-row>
        <table:table-row>
          <table:table-cell table:style-name="Tabelle1.A2" office:value-type="string">
            <text:p text:style-name="P28">Text (beliebig anpassbar – bitte in HTML schreiben und Links manuell eintragen)</text:p>
          </table:table-cell>
          <table:table-cell table:style-name="Tabelle1.B2" office:value-type="string">
            <text:list xml:id="list163012001236802" text:continue-numbering="true" text:style-name="L1">
              <text:list-header>
                <text:p text:style-name="P23">&lt;br /&gt;</text:p>
              </text:list-header>
            </text:list>
            <text:p text:style-name="P24">&lt;p&gt;Der &lt;strong&gt;Leipziger Osten&lt;/strong&gt; besteht aus neun Bezirken mit insgesamt 205.000 Einwohnern. Lorem ipsum sed dolor sit amet blakeks und so weiter hier kommt wohl noch was, damit der User in k&amp;uuml;rze bescheid wei&amp;szlig;, was wir hier machen...&lt;/p&gt;&lt;br /&gt;</text:p>
            <text:p text:style-name="P24"><text:s text:c="2"/>&lt;p&gt;&lt;strong&gt;Weitere Informationen:&lt;/strong&gt;&lt;br /&gt;</text:p>
            <text:p text:style-name="P24"><text:s text:c="2"/>&lt;a href="DRUPAL LINK ÜBER UNS"&gt;Über uns&lt;/a&gt; |</text:p>
            <text:p text:style-name="P24"><text:s text:c="2"/>&lt;a href="DRUPAL LINK FAQ"&gt;FAQ&lt;/a&gt; |</text:p>
            <text:p text:style-name="P24"><text:s text:c="2"/>&lt;a href="DRUPAL LINK ZUM JOURNAL"&gt;Journal&lt;/a&gt; |</text:p>
            <text:p text:style-name="P24"><text:s text:c="2"/>&lt;a href="DRUPAL LINK KONTAKT"&gt;Kontakt&lt;/a&gt;</text:p>
            <text:p text:style-name="P24"><text:s text:c="2"/>&lt;/p&gt;</text:p>
          </table:table-cell>
        </table:table-row>
        <table:table-row>
          <table:table-cell table:style-name="Tabelle1.A2" office:value-type="string">
            <text:p text:style-name="P29">Region</text:p>
          </table:table-cell>
          <table:table-cell table:style-name="Tabelle1.B2" office:value-type="string">
            <text:p text:style-name="P29">AAE Theme &gt; Footer</text:p>
          </table:table-cell>
        </table:table-row>
      </table:table>
      <text:p text:style-name="P13"/>
      <text:p text:style-name="P6"/>
      <text:p text:style-name="P6"/>
      <text:list xml:id="list163011034613464" text:continue-numbering="true" text:style-name="L1">
        <text:list-header>
          <text:p text:style-name="P5">- <text:s/>Als weiteres ist das Menü dran. Im Backend <text:span text:style-name="T2">Structure &gt; </text:span><text:span text:style-name="T3">Blocks</text:span> öffnen. Wähle <text:span text:style-name="T2">„Main menu“. </text:span><text:span text:style-name="T4">Eingabe folgender Daten, dann bestätigen:</text:span></text:p>
        </text:list-header>
      </text:list>
      <text:p text:style-name="P6"><text:span text:style-name="T4"/></text:p>
      <table:table table:name="Tabelle2" table:style-name="Tabelle2">
        <table:table-column table:style-name="Tabelle2.A" table:number-columns-repeated="2"/>
        <table:table-row>
          <table:table-cell table:style-name="Tabelle2.A1" office:value-type="string">
            <text:p text:style-name="P29">Titel</text:p>
          </table:table-cell>
          <table:table-cell table:style-name="Tabelle2.B1" office:value-type="string">
            <text:p text:style-name="P29">&lt;none&gt;</text:p>
          </table:table-cell>
        </table:table-row>
        <table:table-row>
          <table:table-cell table:style-name="Tabelle2.A2" office:value-type="string">
            <text:p text:style-name="P29">Region</text:p>
          </table:table-cell>
          <table:table-cell table:style-name="Tabelle2.B2" office:value-type="string">
            <text:p text:style-name="P29">AAE Theme &gt; Navigation</text:p>
          </table:table-cell>
        </table:table-row>
      </table:table>
      <text:p text:style-name="P6"><text:span text:style-name="T4"/></text:p>
      <text:p text:style-name="P7"><text:soft-page-break/><text:span text:style-name="T4"><text:s text:c="12"/>- Es sollte nun im Frontend ein Menü angezeigt werden. Um dieses zu füllen, müssen </text:span></text:p>
      <text:p text:style-name="P7"><text:span text:style-name="T5"><text:s text:c="14"/>(Unter-)Seiten erstellt und im Anschluss dem Menü hinzugefügt werden (s. </text:span><text:span text:style-name="T4">Hierzu </text:span></text:p>
      <text:p text:style-name="P7"><text:span text:style-name="T5"><text:s text:c="14"/>Handbuch).</text:span></text:p>
      <text:p text:style-name="P7"><text:span text:style-name="T5"/></text:p>
      <text:p text:style-name="P21"><text:s text:c="5"/><text:span text:style-name="T8">3. Slider:</text:span></text:p>
      <text:p text:style-name="P18"/>
      <text:list xml:id="list163013080678110" text:continue-numbering="true" text:style-name="L1">
        <text:list-item>
          <text:p text:style-name="P8"><text:span text:style-name="T4">Um den Slider auf der Startseite mit Leben zu füllen, sei bitte das anliegende Handbuch zu lesen (Administrator &gt; Slider Settings).</text:span></text:p>
        </text:list-item>
      </text:list>
      <text:p text:style-name="P6"><text:span text:style-name="T4"/></text:p>
      <text:p text:style-name="P6"><text:span text:style-name="T4"/></text:p>
      <text:p text:style-name="P19">3<text:tab/>aae_data</text:p>
      <text:p text:style-name="P19"/>
      <text:list xml:id="list4306205976213984836" text:style-name="L2">
        <text:list-item>
          <text:p text:style-name="P4">Der Ordner <text:span text:style-name="T4">„aae_data“</text:span> muss in der Drupalinstanz in den Ordner <text:span text:style-name="T2">„/drupal/sites/all/modules“</text:span> kopiert werden</text:p>
        </text:list-item>
        <text:list-item>
          <text:p text:style-name="P11">I<text:span text:style-name="T7">m Ordner </text:span><text:s/>„aae data“ in den Unterordner „database“ wechseln und die PHP-Datei „db_config.<text:span text:style-name="T7">php</text:span>“ mit einem Texteditor öffnen. Hier müssen die Zugangsdaten zur Datenbank eingetragen werden; was wo hin gehört ist durch Kommentare ersichtlich.</text:p>
        </text:list-item>
        <text:list-item>
          <text:p text:style-name="P11">Auf der Drupalseite einloggen mit dem bei der Installation erstellten Administrator Account und unter „Modules“ die Gruppe „Custom Modules“ suchen und dort einen Haken bei „AAE Data“ setzen.</text:p>
        </text:list-item>
        <text:list-item>
          <text:p text:style-name="P14">Nach der erfolgreichen Installation sollten die URL's <text:span text:style-name="T2">…/?q=akteure</text:span> oder <text:span text:style-name="T2">…/?q=events </text:span>im Browser abrufbar sein. Geht dies noch nicht, Modul einfach neu-installieren und erneut prüfen. Danach via <text:span text:style-name="T8">S</text:span><text:span text:style-name="T2">tructure &gt; menues &gt; Main menu</text:span> einen Link auf diese beiden Seiten manuell anlegen.</text:p>
        </text:list-item>
      </text:list>
      <text:p text:style-name="P1"/>
      <text:p text:style-name="P19">4<text:tab/>Texteditor für Journal</text:p>
      <text:p text:style-name="P1"/>
      <text:p text:style-name="P1">Für ein komfortableres und leichter zu erlernendes Schreiben des Journals empfehlen wir die Einbindung eines Texteditors mit Hilfe des Moduls „WYSIWYG“. Dieses Modul wird von Dritten bereitgestellt und gewartet, daher hier nur der Verweis auf deren Installationsanleitung (<text:a xlink:type="simple" xlink:href="https://www.drupal.org/node/371459" text:style-name="Internet_20_link" text:visited-style-name="Visited_20_Internet_20_Link">https://www.drupal.org/node/371459</text:a>) sowie den Download (<text:a xlink:type="simple" xlink:href="https://www.drupal.org/project/wysiwyg" text:style-name="Internet_20_link" text:visited-style-name="Visited_20_Internet_20_Link">https://www.drupal.org/project/wysiwyg</text:a>).</text:p>
      <text:p text:style-name="P1">Die Auswahl des konkreten Testeditors ist nur nach persönlichen Vorlieben zu treffen, der „TinyMCE“-Editor wird beispielsweise von uns genutzt.</text:p>
      <text:p text:style-name="P1">Die Aktivierung eines Editors muss auf jeden Fall für die Input Art „plain text“ vorgenommen werden, da dieser als einziger den Redakteuren zur Verfügung steht.</text:p>
      <text:p text:style-name="P1"/>
      <text:p text:style-name="P19">5<text:tab/>Redakteure</text:p>
      <text:p text:style-name="P19"/>
      <text:p text:style-name="P1">Um den Redakteuren ihre Arbeit zu ermöglichen und sie von gewöhnlichen eingeloggten Usern zu unterscheiden, muss diese Rolle in Drupal angelegt werden:</text:p>
      <text:p text:style-name="P1"/>
      <text:list xml:id="list4771919421547711864" text:style-name="L3">
        <text:list-item>
          <text:p text:style-name="P12">Auf der Drupalseite einloggen mit dem bei der Installation erstellten Administrator Account und unter „People“ in den Reiter „Permissions“ wechseln, dort in den Subreiter „Rolles“ wechseln und in das Textfeld „redakteur“ schreiben und mir Klick auf „Add Role“ bestätigen.</text:p>
        </text:list-item>
        <text:list-item>
          <text:p text:style-name="P12">Neben „redakteur“ auf „edit permissions“ klicken</text:p>
        </text:list-item>
        <text:list-item>
          <text:p text:style-name="P12">Unter „Node“ einen Haken setzen bei „Access the content overview page“, „<text:span text:style-name="T2">Article</text:span><text:span text:style-name="T4">: Create new content“, „</text:span><text:span text:style-name="T2">Article</text:span><text:span text:style-name="T4">: Edit own Content“ und „</text:span><text:span text:style-name="T2">Article</text:span><text:span text:style-name="T4">: Delete own Content“</text:span></text:p>
        </text:list-item>
        <text:list-item>
          <text:p text:style-name="P15">Unter <text:s/>„Overlay“ einen Haken setzen bei „Access the administrative overlay“</text:p>
        </text:list-item>
        <text:list-item>
          <text:p text:style-name="P15">Mit Klick auf „Save permissions“ am Ende der Seite bestäti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MR10" svg:font-family="CMR10"/>
    <style:font-face style:name="CMTT10" svg:font-family="CMTT10"/>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6T00:10:03.66</meta:creation-date>
    <dc:date>2015-07-16T16:30:10.726612859</dc:date>
    <meta:editing-duration>PT1H23M45S</meta:editing-duration>
    <meta:editing-cycles>3</meta:editing-cycles>
    <meta:generator>LibreOffice/4.4.4.3$Linux_X86_64 LibreOffice_project/40$Build-3</meta:generator>
    <meta:document-statistic meta:table-count="2" meta:image-count="0" meta:object-count="0" meta:page-count="2" meta:paragraph-count="53" meta:word-count="626" meta:character-count="4391" meta:non-whitespace-character-count="3755"/>
  </office:meta>
</office:document-meta>
</file>